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5pt"/>
    </style:style>
    <style:style style:name="co2" style:family="table-column">
      <style:table-column-properties fo:break-before="auto" style:column-width="198.85pt"/>
    </style:style>
    <style:style style:name="co3" style:family="table-column">
      <style:table-column-properties fo:break-before="auto" style:column-width="53.86pt"/>
    </style:style>
    <style:style style:name="co4" style:family="table-column">
      <style:table-column-properties fo:break-before="auto" style:column-width="141.11pt"/>
    </style:style>
    <style:style style:name="co5" style:family="table-column">
      <style:table-column-properties fo:break-before="auto" style:column-width="126.1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0.55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y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用户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radle不熟</text:p>
          </table:table-cell>
          <table:table-cell office:value-type="string" calcext:value-type="string">
            <text:p>Jersey test不熟</text:p>
          </table:table-cell>
          <table:table-cell office:value-type="string" calcext:value-type="string">
            <text:p>Mock eq?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用户已存在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用户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找不到用户信息4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others}</text:p>
          </table:table-cell>
          <table:table-cell office:value-type="string" calcext:value-type="string">
            <text:p>/users/{u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用户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建currentUs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买家下单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重构API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订单未生成4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thers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下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订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st tojs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找不到用户订单4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ck any(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订单未找到4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others}</text:p>
          </table:table-cell>
          <table:table-cell office:value-type="string" calcext:value-type="string">
            <text:p>/users/{uid}/orders/{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得应付款账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未找到账单4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orders/{oid}/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获得账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买家创建退货单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退货单不能成功创建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创建退货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退货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退货单不存在4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所有退货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s/{r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退货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退货单不存在4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s/{r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退货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/{roid}/refun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退货款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重构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未找到退货款4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/{roid}/refun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退货款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table:style-name="ce2" office:value-type="string" calcext:value-type="string">
            <text:p>/users/{uid}/produc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卖家上架货物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2"/>
          <table:table-cell office:value-type="string" calcext:value-type="string">
            <text:p>货物上架失败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table:style-name="ce2" office:value-type="string" calcext:value-type="string">
            <text:p>/users/{uid}/produc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上架货物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y</text:p>
          </table:table-cell>
          <table:table-cell table:style-name="ce2" office:value-type="string" calcext:value-type="string">
            <text:p>/users/{uid}/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卖家所有上架货物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2"/>
          <table:table-cell office:value-type="string" calcext:value-type="string">
            <text:p>无货物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y</text:p>
          </table:table-cell>
          <table:table-cell table:style-name="ce2" office:value-type="string" calcext:value-type="string">
            <text:p>/users/{uid}/produc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卖家某个上架货物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无货物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SUM([.F2:.F37])" office:value-type="float" office:value="163" calcext:value-type="float">
            <text:p>163</text:p>
          </table:table-cell>
          <table:table-cell table:formula="of:=SUM([.G2:.G37])" office:value-type="float" office:value="212" calcext:value-type="float">
            <text:p>212</text:p>
          </table:table-cell>
          <table:table-cell table:number-columns-repeated="4"/>
        </table:table-row>
        <table:table-row table:style-name="ro1" table:number-rows-repeated="11">
          <table:table-cell table:number-columns-repeated="11"/>
        </table:table-row>
        <table:table-row table:style-name="ro2">
          <table:table-cell office:value-type="string" calcext:value-type="string">
            <text:p>{uid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登陆成功创建session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创建失败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others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创建session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uid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登陆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获取信息失败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others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获取登陆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orderItem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中所有货物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没有货物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users/{uid}/orders/{oid}/orderItem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中所有货物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orderItem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中某个货物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找不到货物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others}</text:p>
          </table:table-cell>
          <table:table-cell office:value-type="string" calcext:value-type="string">
            <text:p>/users/{uid}/orders/{oid}/orderItem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中某个货物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1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AppleSystemUIFont" svg:font-family=".AppleSystemUIFon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4:19:02.4553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15:30.499061000</meta:creation-date>
    <dc:date>2016-11-23T16:55:27.896486000</dc:date>
    <meta:editing-duration>PT21H47M30S</meta:editing-duration>
    <meta:editing-cycles>46</meta:editing-cycles>
    <meta:generator>LibreOffice/5.1.4.2$MacOSX_X86_64 LibreOffice_project/a2b79effd678115174773cc8f9c66d2b5833e18c</meta:generator>
    <meta:document-statistic meta:table-count="1" meta:cell-count="285" meta:object-count="0"/>
  </office:meta>
</office:document-meta>
</file>